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1cbe" officeooo:paragraph-rsid="001b1cbe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327a" officeooo:paragraph-rsid="001c327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1cbe"/>
    </style:style>
    <style:style style:name="T4" style:family="text">
      <style:text-properties officeooo:rsid="001c3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2nd</text:span> of <text:span text:style-name="T3">March</text:span> 202<text:span text:style-name="T3">2</text:span> under the <text:span text:style-name="T3">10th</text:span> PA Meeting.</text:p>
      <text:p text:style-name="P1"/>
      <text:p text:style-name="P1">The Assembly, recognising the current situation,</text:p>
      <text:p text:style-name="P1"/>
      <text:p text:style-name="P4">Constitutes the need to allow mining under the ocean to be allowed within a claim past 125 blocks off of the shore/coast of the claimants mainland, or major artificial island (more than 16 total blocks). <text:span text:style-name="T4">This mining may not result in the destruction of spawners.</text:span></text:p>
      <text:p text:style-name="P5">This does not apply to specifically controlled areas, f.e. for infrastructure.</text:p>
      <text:p text:style-name="P1"/>
      <text:p text:style-name="P1">And proceeds.</text:p>
      <text:p text:style-name="P1"/>
      <text:p text:style-name="P1">Signed by,</text:p>
      <text:p text:style-name="P4">FVerndari</text:p>
      <text:p text:style-name="P1"/>
      <text:p text:style-name="P1"/>
      <text:p text:style-name="P1"/>
      <text:p text:style-name="Standard"><text:span text:style-name="T1">[</text:span><text:span text:style-name="T2">Motion 10-1: For mining to be allowed in ocean-claims past 125 blocks off of the coast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3T09:29:09.921276627</dc:date>
    <meta:editing-duration>PT4M7S</meta:editing-duration>
    <meta:editing-cycles>7</meta:editing-cycles>
    <meta:generator>LibreOffice/7.3.1.3$Linux_X86_64 LibreOffice_project/eead5aec017556e2cdbf9dfff06537ec58969b73</meta:generator>
    <meta:document-statistic meta:table-count="0" meta:image-count="0" meta:object-count="0" meta:page-count="1" meta:paragraph-count="8" meta:word-count="98" meta:character-count="593" meta:non-whitespace-character-count="503"/>
  </office:meta>
</office:document-meta>
</file>